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172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Algorithm solution</text:p>
          </table:table-cell>
          <table:table-cell table:style-name="Default" office:value-type="string" calcext:value-type="string">
            <text:p>Algorithm fitne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46393936" calcext:value-type="float">
            <text:p>1346393936</text:p>
          </table:table-cell>
          <table:table-cell office:value-type="float" office:value="60" calcext:value-type="float">
            <text:p>60.00</text:p>
          </table:table-cell>
          <table:table-cell office:value-type="float" office:value="-60" calcext:value-type="float">
            <text:p>-60.00</text:p>
          </table:table-cell>
          <table:table-cell office:value-type="float" office:value="20" calcext:value-type="float">
            <text:p>20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-20" calcext:value-type="float">
            <text:p>-20</text:p>
          </table:table-cell>
          <table:table-cell office:value-type="float" office:value="-100" calcext:value-type="float">
            <text:p>-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86.66666666666669]</text:p>
          </table:table-cell>
          <table:table-cell office:value-type="float" office:value="55952074.8128296" calcext:value-type="float">
            <text:p>55952074.8128296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14711220" calcext:value-type="float">
            <text:p>2114711220</text:p>
          </table:table-cell>
          <table:table-cell office:value-type="float" office:value="100" calcext:value-type="float">
            <text:p>100.00</text:p>
          </table:table-cell>
          <table:table-cell office:value-type="float" office:value="-60" calcext:value-type="float">
            <text:p>-60.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-20" calcext:value-type="float">
            <text:p>-20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-100" calcext:value-type="float">
            <text:p>-100</text:p>
          </table:table-cell>
          <table:table-cell office:value-type="float" office:value="73.3333333333333" calcext:value-type="float">
            <text:p>73.3333333333333</text:p>
          </table:table-cell>
          <table:table-cell office:value-type="string" calcext:value-type="string">
            <text:p><text:s/>-73.33333333333333]</text:p>
          </table:table-cell>
          <table:table-cell office:value-type="float" office:value="53331738.6436587" calcext:value-type="float">
            <text:p>53331738.6436587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24401520" calcext:value-type="float">
            <text:p>724401520</text:p>
          </table:table-cell>
          <table:table-cell office:value-type="float" office:value="60" calcext:value-type="float">
            <text:p>60.00</text:p>
          </table:table-cell>
          <table:table-cell office:value-type="float" office:value="-46.6666666666667" calcext:value-type="float">
            <text:p>-46.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-6.66666666666666" calcext:value-type="float">
            <text:p>-6.6666666666666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-6.66666666666666" calcext:value-type="float">
            <text:p>-6.66666666666666</text:p>
          </table:table-cell>
          <table:table-cell office:value-type="float" office:value="-73.3333333333333" calcext:value-type="float">
            <text:p>-73.33333333333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20.0]</text:p>
          </table:table-cell>
          <table:table-cell office:value-type="float" office:value="29528968.8177583" calcext:value-type="float">
            <text:p>29528968.8177583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93478222" calcext:value-type="float">
            <text:p>2393478222</text:p>
          </table:table-cell>
          <table:table-cell office:value-type="float" office:value="86.6666666666667" calcext:value-type="float">
            <text:p>86.67</text:p>
          </table:table-cell>
          <table:table-cell office:value-type="float" office:value="-46.6666666666667" calcext:value-type="float">
            <text:p>-46.67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-6.66666666666666" calcext:value-type="float">
            <text:p>-6.66666666666666</text:p>
          </table:table-cell>
          <table:table-cell office:value-type="float" office:value="-86.6666666666667" calcext:value-type="float">
            <text:p>-86.6666666666667</text:p>
          </table:table-cell>
          <table:table-cell office:value-type="float" office:value="46.6666666666667" calcext:value-type="float">
            <text:p>46.6666666666667</text:p>
          </table:table-cell>
          <table:table-cell office:value-type="string" calcext:value-type="string">
            <text:p><text:s/>-20.0]</text:p>
          </table:table-cell>
          <table:table-cell office:value-type="float" office:value="32920416.1573376" calcext:value-type="float">
            <text:p>32920416.1573376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773519211" calcext:value-type="float">
            <text:p>3773519211</text:p>
          </table:table-cell>
          <table:table-cell office:value-type="float" office:value="73.3333333333333" calcext:value-type="float">
            <text:p>73.33</text:p>
          </table:table-cell>
          <table:table-cell office:value-type="float" office:value="-46.6666666666667" calcext:value-type="float">
            <text:p>-46.6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6.6666666666667" calcext:value-type="float">
            <text:p>46.6666666666667</text:p>
          </table:table-cell>
          <table:table-cell office:value-type="float" office:value="-6.66666666666666" calcext:value-type="float">
            <text:p>-6.66666666666666</text:p>
          </table:table-cell>
          <table:table-cell office:value-type="float" office:value="-73.3333333333333" calcext:value-type="float">
            <text:p>-73.3333333333333</text:p>
          </table:table-cell>
          <table:table-cell office:value-type="float" office:value="46.6666666666667" calcext:value-type="float">
            <text:p>46.6666666666667</text:p>
          </table:table-cell>
          <table:table-cell office:value-type="string" calcext:value-type="string">
            <text:p><text:s/>-46.666666666666664]</text:p>
          </table:table-cell>
          <table:table-cell office:value-type="float" office:value="66837969.8403314" calcext:value-type="float">
            <text:p>66837969.8403314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053576723" calcext:value-type="float">
            <text:p>2053576723</text:p>
          </table:table-cell>
          <table:table-cell office:value-type="float" office:value="60" calcext:value-type="float">
            <text:p>60.00</text:p>
          </table:table-cell>
          <table:table-cell office:value-type="float" office:value="-60" calcext:value-type="float">
            <text:p>-60.00</text:p>
          </table:table-cell>
          <table:table-cell office:value-type="float" office:value="20" calcext:value-type="float">
            <text:p>20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60" calcext:value-type="float">
            <text:p>60</text:p>
          </table:table-cell>
          <table:table-cell office:value-type="float" office:value="-6.66666666666666" calcext:value-type="float">
            <text:p>-6.66666666666666</text:p>
          </table:table-cell>
          <table:table-cell office:value-type="float" office:value="-73.3333333333333" calcext:value-type="float">
            <text:p>-73.33333333333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33.33333333333334]</text:p>
          </table:table-cell>
          <table:table-cell office:value-type="float" office:value="34726432.9181756" calcext:value-type="float">
            <text:p>34726432.9181756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84817768" calcext:value-type="float">
            <text:p>684817768</text:p>
          </table:table-cell>
          <table:table-cell office:value-type="float" office:value="60" calcext:value-type="float">
            <text:p>60.00</text:p>
          </table:table-cell>
          <table:table-cell office:value-type="float" office:value="-33.3333333333333" calcext:value-type="float">
            <text:p>-33.33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-20" calcext:value-type="float">
            <text:p>-20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-20" calcext:value-type="float">
            <text:p>-20</text:p>
          </table:table-cell>
          <table:table-cell office:value-type="float" office:value="-100" calcext:value-type="float">
            <text:p>-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73.33333333333334]</text:p>
          </table:table-cell>
          <table:table-cell office:value-type="float" office:value="48148564.7252985" calcext:value-type="float">
            <text:p>48148564.7252985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63160454" calcext:value-type="float">
            <text:p>4263160454</text:p>
          </table:table-cell>
          <table:table-cell office:value-type="float" office:value="100" calcext:value-type="float">
            <text:p>100.00</text:p>
          </table:table-cell>
          <table:table-cell office:value-type="float" office:value="-60" calcext:value-type="float">
            <text:p>-60.00</text:p>
          </table:table-cell>
          <table:table-cell office:value-type="float" office:value="-6.66666666666666" calcext:value-type="float">
            <text:p>-6.66666666666666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-6.66666666666666" calcext:value-type="float">
            <text:p>-6.66666666666666</text:p>
          </table:table-cell>
          <table:table-cell office:value-type="float" office:value="-86.6666666666667" calcext:value-type="float">
            <text:p>-8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string" calcext:value-type="string">
            <text:p><text:s/>73.33333333333334]</text:p>
          </table:table-cell>
          <table:table-cell office:value-type="float" office:value="87439004.7312633" calcext:value-type="float">
            <text:p>87439004.7312633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541978558" calcext:value-type="float">
            <text:p>1541978558</text:p>
          </table:table-cell>
          <table:table-cell office:value-type="float" office:value="73.3333333333333" calcext:value-type="float">
            <text:p>73.33</text:p>
          </table:table-cell>
          <table:table-cell office:value-type="float" office:value="-60" calcext:value-type="float">
            <text:p>-60.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-6.66666666666666" calcext:value-type="float">
            <text:p>-6.66666666666666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-6.66666666666666" calcext:value-type="float">
            <text:p>-6.66666666666666</text:p>
          </table:table-cell>
          <table:table-cell office:value-type="float" office:value="-86.6666666666667" calcext:value-type="float">
            <text:p>-86.6666666666667</text:p>
          </table:table-cell>
          <table:table-cell office:value-type="float" office:value="73.3333333333333" calcext:value-type="float">
            <text:p>73.3333333333333</text:p>
          </table:table-cell>
          <table:table-cell office:value-type="string" calcext:value-type="string">
            <text:p><text:s/>100.0]</text:p>
          </table:table-cell>
          <table:table-cell office:value-type="float" office:value="11939866.8094117" calcext:value-type="float">
            <text:p>11939866.8094117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49058292" calcext:value-type="float">
            <text:p>3449058292</text:p>
          </table:table-cell>
          <table:table-cell office:value-type="float" office:value="86.6666666666667" calcext:value-type="float">
            <text:p>86.67</text:p>
          </table:table-cell>
          <table:table-cell office:value-type="float" office:value="-33.3333333333333" calcext:value-type="float">
            <text:p>-33.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-6.66666666666666" calcext:value-type="float">
            <text:p>-6.66666666666666</text:p>
          </table:table-cell>
          <table:table-cell office:value-type="float" office:value="-86.6666666666667" calcext:value-type="float">
            <text:p>-86.6666666666667</text:p>
          </table:table-cell>
          <table:table-cell office:value-type="float" office:value="73.3333333333333" calcext:value-type="float">
            <text:p>73.3333333333333</text:p>
          </table:table-cell>
          <table:table-cell office:value-type="string" calcext:value-type="string">
            <text:p><text:s/>46.666666666666686]</text:p>
          </table:table-cell>
          <table:table-cell office:value-type="float" office:value="24870269.6671177" calcext:value-type="float">
            <text:p>24870269.6671177</text:p>
          </table:table-cell>
        </table:table-row>
        <table:table-row table:style-name="ro2">
          <table:table-cell table:number-columns-repeated="5"/>
          <table:table-cell table:style-name="ce2" table:formula="of:=([.F2]+[.F3]+[.F4]+[.F5]+[.F6]+[.F7]+[.F8]+[.F9]+[.F10]+[.F11])/10" office:value-type="float" office:value="76" calcext:value-type="float">
            <text:p>76.00</text:p>
          </table:table-cell>
          <table:table-cell table:style-name="ce2" table:formula="of:=([.G2]+[.G3]+[.G4]+[.G5]+[.G6]+[.G7]+[.G8]+[.G9]+[.G10]+[.G11])/10" office:value-type="float" office:value="-50.6666666666667" calcext:value-type="float">
            <text:p>-50.6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8T22:42:20.267248685</dc:date>
    <meta:editing-duration>PT6M10S</meta:editing-duration>
    <meta:editing-cycles>1</meta:editing-cycles>
    <meta:document-statistic meta:table-count="1" meta:cell-count="169" meta:object-count="0"/>
    <meta:generator>LibreOffice/24.2.5.2$Linux_X86_64 LibreOffice_project/420$Build-2</meta:generator>
  </office:meta>
</office:document-meta>
</file>